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Containers from scratch.<text:line-break/><text:span text:style-name="T1">Docker, Singularity &amp; Snap.</text:span>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Manuel Simón Novoa – ClubSantiago.N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9:50:37.157553123</meta:creation-date>
    <meta:editing-duration>PT4M1S</meta:editing-duration>
    <meta:editing-cycles>2</meta:editing-cycles>
    <meta:generator>LibreOffice/6.0.0.3$Linux_X86_64 LibreOffice_project/00m0$Build-3</meta:generator>
    <dc:title>Impress</dc:title>
    <dc:date>2018-02-07T20:04:48.960753008</dc:date>
    <meta:document-statistic meta:object-count="42"/>
  </office:meta>
</office:document-meta>
</file>